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1" style:family="table-cell" style:parent-style-name="Default">
      <style:table-cell-properties fo:background-color="#cccccc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8" style:family="table-cell" style:parent-style-name="Default">
      <style:table-cell-properties fo:background-color="#cccccc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8pt" style:font-name-asian="돋움" style:font-size-asian="8pt" style:font-size-complex="8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14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D2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6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80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10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10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몽헌터</text:p>
          </table:table-cell>
          <table:table-cell table:style-name="ce33" office:value-type="string" calcext:value-type="string">
            <text:p>Demong Hunter</text:p>
          </table:table-cell>
          <table:table-cell table:style-name="ce62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RPG</text:p>
          </table:table-cell>
          <table:table-cell table:style-name="ce53" table:content-validation-name="val2" office:value-type="string" calcext:value-type="string">
            <text:p>LinkTown</text:p>
          </table:table-cell>
          <table:table-cell table:style-name="ce46" table:content-validation-name="val2" office:value-type="string" calcext:value-type="string">
            <text:p>Eggtart Inc</text:p>
          </table:table-cell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에이지 오브 솔리테어 : 문명 건설</text:p>
          </table:table-cell>
          <table:table-cell table:style-name="ce33" office:value-type="string" calcext:value-type="string">
            <text:p>Age of Solitaire : Build Civilization</text:p>
          </table:table-cell>
          <table:table-cell table:style-name="ce62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솔리테어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퍼스트 버서커: 카잔</text:p>
          </table:table-cell>
          <table:table-cell table:style-name="ce33" office:value-type="string" calcext:value-type="string">
            <text:p>The First Berserker: Khazan</text:p>
          </table:table-cell>
          <table:table-cell table:style-name="ce62" office:value-type="string" calcext:value-type="string">
            <text:p><text:a xlink:href="https://store.steampowered.com/app/2680010/The_First_Berserker_Khazan/" xlink:type="simple">https://store.steampowered.com/app/2680010/The_First_Berserker_Khaza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하드코어 액션 롤플레잉</text:p>
          </table:table-cell>
          <table:table-cell table:style-name="ce53" table:content-validation-name="val2" office:value-type="string" calcext:value-type="string">
            <text:p>Neop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: Dream Quest</text:p>
          </table:table-cell>
          <table:table-cell table:style-name="ce62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액션, 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zM: Jekyll and Hyde</text:p>
          </table:table-cell>
          <table:table-cell table:style-name="ce62" office:value-type="string" calcext:value-type="string">
            <text:p><text:a xlink:href="https://store.steampowered.com/app/1178150/MazM_Jekyll_and_Hyde/" xlink:type="simple">https://store.steampowered.com/app/1178150/MazM_Jekyll_and_Hyd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43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20">
            <calcext:condition calcext:apply-style-name="Error" calcext:value="duplicate" calcext:base-cell-address="list.B3"/>
          </calcext:conditional-format>
          <calcext:conditional-format calcext:target-range-address="list.C3:list.C320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9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7" office:value-type="string" calcext:value-type="string">
            <text:p>주식회사행복한다람쥐단</text:p>
          </table:table-cell>
          <table:table-cell table:style-name="ce165" office:value-type="string" calcext:value-type="string">
            <text:p>인천광역시 부평구 부평대로</text:p>
          </table:table-cell>
          <table:table-cell table:style-name="ce114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강남규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7" office:value-type="string" calcext:value-type="string">
            <text:p>36리터스주식회사(36LittersInc.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7" office:value-type="string" calcext:value-type="string">
            <text:p>주식회사 5민랩</text:p>
          </table:table-cell>
          <table:table-cell table:style-name="ce165" office:value-type="string" calcext:value-type="string">
            <text:p>서울 마포구 양화로</text:p>
          </table:table-cell>
          <table:table-cell table:style-name="ce114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7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7" office:value-type="string" calcext:value-type="string">
            <text:p>구십육퍼센트(96%)</text:p>
          </table:table-cell>
          <table:table-cell table:style-name="ce165" office:value-type="string" calcext:value-type="string">
            <text:p>대구광역시 동구 동대구로</text:p>
          </table:table-cell>
          <table:table-cell table:style-name="ce114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7"/>
          <table:table-cell table:style-name="ce165" office:value-type="string" calcext:value-type="string">
            <text:p>대구광역시 북구 동변로</text:p>
          </table:table-cell>
          <table:table-cell table:style-name="ce114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7" office:value-type="string" calcext:value-type="string">
            <text:p>주식회사 액션스퀘어</text:p>
          </table:table-cell>
          <table:table-cell table:style-name="ce165" office:value-type="string" calcext:value-type="string">
            <text:p>서울특별시 강남구 테헤란로</text:p>
          </table:table-cell>
          <table:table-cell table:style-name="ce114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7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7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7" office:value-type="string" calcext:value-type="string">
            <text:p>주식회사 액션스퀘어</text:p>
          </table:table-cell>
          <table:table-cell table:style-name="ce165" office:value-type="string" calcext:value-type="string">
            <text:p>서울특별시 강남구 테헤란로</text:p>
          </table:table-cell>
          <table:table-cell table:style-name="ce114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7"/>
          <table:table-cell table:style-name="ce175"/>
          <table:table-cell table:style-name="ce107" table:number-columns-repeated="2"/>
          <table:covered-table-cell table:style-name="ce107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7" office:value-type="string" calcext:value-type="string">
            <text:p>액츠29게임즈 주식회사(Acts29Games lnc.)</text:p>
          </table:table-cell>
          <table:table-cell table:style-name="ce165" office:value-type="string" calcext:value-type="string">
            <text:p>서울특별시 금천구 가산디지털1로</text:p>
          </table:table-cell>
          <table:table-cell table:style-name="ce114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7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7" office:value-type="string" calcext:value-type="string">
            <text:p>어필</text:p>
          </table:table-cell>
          <table:table-cell table:style-name="ce165" office:value-type="string" calcext:value-type="string">
            <text:p>부산광역시 해운대구 센텀동로</text:p>
          </table:table-cell>
          <table:table-cell table:style-name="ce114" office:value-type="string" calcext:value-type="string">
            <text:p>602-06-34915</text:p>
          </table:table-cell>
          <table:table-cell table:style-name="ce165" office:value-type="string" calcext:value-type="string">
            <text:p>조성목</text:p>
          </table:table-cell>
          <table:table-cell table:style-name="ce107" office:value-type="string" calcext:value-type="string">
            <text:p><text:a xlink:href="https://afeel.biz/" xlink:type="simple">https://afeel.biz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7" office:value-type="string" calcext:value-type="string">
            <text:p>주식회사 알피네</text:p>
          </table:table-cell>
          <table:table-cell table:style-name="ce165" office:value-type="string" calcext:value-type="string">
            <text:p>경기도 수원시 영통구 원천동</text:p>
          </table:table-cell>
          <table:table-cell table:style-name="ce114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7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7" office:value-type="string" calcext:value-type="string">
            <text:p>주식회사 얼라이브(ALIVE Inc.)</text:p>
          </table:table-cell>
          <table:table-cell table:style-name="ce165" office:value-type="string" calcext:value-type="string">
            <text:p>경기도 수원시 영통구 광교중앙로</text:p>
          </table:table-cell>
          <table:table-cell table:style-name="ce114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7" office:value-type="string" calcext:value-type="string">
            <text:p>주식회사 올라프게임즈 (Allaf Games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7" office:value-type="string" calcext:value-type="string">
            <text:p>알페라츠(Alpheratz*)</text:p>
          </table:table-cell>
          <table:table-cell table:style-name="ce165"/>
          <table:table-cell table:style-name="ce114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7" office:value-type="string" calcext:value-type="string">
            <text:p>유한회사 알타리게임즈(ALTARI GAMES)</text:p>
          </table:table-cell>
          <table:table-cell table:style-name="ce165" office:value-type="string" calcext:value-type="string">
            <text:p>경기도 용인시 기흥구 동백5로</text:p>
          </table:table-cell>
          <table:table-cell table:style-name="ce114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7" office:value-type="string" calcext:value-type="string">
            <text:p>아스테로이드제이</text:p>
          </table:table-cell>
          <table:table-cell table:style-name="ce165" office:value-type="string" calcext:value-type="string">
            <text:p>경기도 성남시 수정구 모란로</text:p>
          </table:table-cell>
          <table:table-cell table:style-name="ce114" office:value-type="string" calcext:value-type="string">
            <text:p>638-03-00***</text:p>
          </table:table-cell>
          <table:table-cell table:style-name="ce165" office:value-type="string" calcext:value-type="string">
            <text:p>장원선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ASTEROID__J" xlink:type="simple">https://twitter.com/ASTEROID__J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7" office:value-type="string" calcext:value-type="string">
            <text:p>아보카보</text:p>
          </table:table-cell>
          <table:table-cell table:style-name="ce165" office:value-type="string" calcext:value-type="string">
            <text:p>서울특별시 서초구 매헌로</text:p>
          </table:table-cell>
          <table:table-cell table:style-name="ce114" office:value-type="string" calcext:value-type="string">
            <text:p>553-08-01***</text:p>
          </table:table-cell>
          <table:table-cell table:style-name="ce165" office:value-type="string" calcext:value-type="string">
            <text:p>이재훈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7"/>
          <table:table-cell table:style-name="ce107" office:value-type="string" calcext:value-type="string">
            <text:p>Linked in 정보 : JaeHoon Lee | Game Developer at AvoCavo</text:p>
          </table:table-cell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방호석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정보가 너무 없어서 한국 회사 맞는지 확인이안된다.</text:p>
            <text:p>게임 제목도 왜 다 검색이 어려운 것들로만 넣어놨다.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7" office:value-type="string" calcext:value-type="string">
            <text:p>주식회사 비아이비게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7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7" office:value-type="string" calcext:value-type="string">
            <text:p>블랙앵커 주식회사</text:p>
          </table:table-cell>
          <table:table-cell table:style-name="ce165" office:value-type="string" calcext:value-type="string">
            <text:p>충청남도 아산시 배방읍 희망로</text:p>
          </table:table-cell>
          <table:table-cell table:style-name="ce114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7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7" table:number-columns-repeated="2"/>
          <table:table-cell table:style-name="ce107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7" office:value-type="string" calcext:value-type="string">
            <text:p>블랜비</text:p>
          </table:table-cell>
          <table:table-cell table:style-name="ce165" office:value-type="string" calcext:value-type="string">
            <text:p>세종특별자치시 조치원읍 섭골길</text:p>
          </table:table-cell>
          <table:table-cell table:style-name="ce114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7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7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7"/>
          <table:table-cell table:style-name="ce107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2">
          <table:table-cell table:style-name="ce147" office:value-type="string" calcext:value-type="string">
            <text:p>Bloom Technology</text:p>
          </table:table-cell>
          <table:table-cell table:style-name="ce107" office:value-type="string" calcext:value-type="string">
            <text:p>(주)블룸테크놀로지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7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7" office:value-type="string" calcext:value-type="string">
            <text:p>（주）블루사이드</text:p>
          </table:table-cell>
          <table:table-cell table:style-name="ce165" office:value-type="string" calcext:value-type="string">
            <text:p>경기도 성남시 분당구 매화로</text:p>
          </table:table-cell>
          <table:table-cell table:style-name="ce114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7" office:value-type="string" calcext:value-type="string">
            <text:p>주식회사 버프스튜디오</text:p>
          </table:table-cell>
          <table:table-cell table:style-name="ce165" office:value-type="string" calcext:value-type="string">
            <text:p>서울특별시 마포구 매봉산로</text:p>
          </table:table-cell>
          <table:table-cell table:style-name="ce114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캐나다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7" office:value-type="string" calcext:value-type="string">
            <text:p>캣 소사이어티</text:p>
          </table:table-cell>
          <table:table-cell table:style-name="ce165" office:value-type="string" calcext:value-type="string">
            <text:p>수원, 대한민국</text:p>
          </table:table-cell>
          <table:table-cell table:style-name="ce114"/>
          <table:table-cell table:style-name="ce165"/>
          <table:table-cell table:style-name="ce107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7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7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7"/>
        </table:table-row>
        <table:table-row table:style-name="ro12">
          <table:table-cell table:style-name="ce147" office:value-type="string" calcext:value-type="string">
            <text:p>Cassel Games</text:p>
          </table:table-cell>
          <table:table-cell table:style-name="ce107" office:value-type="string" calcext:value-type="string">
            <text:p>주식회사 카셀게임즈</text:p>
          </table:table-cell>
          <table:table-cell table:style-name="ce165" office:value-type="string" calcext:value-type="string">
            <text:p>서울특별시 중구 청계천로</text:p>
          </table:table-cell>
          <table:table-cell table:style-name="ce114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7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2">
          <table:table-cell table:style-name="ce147" office:value-type="string" calcext:value-type="string">
            <text:p>Catdoors</text:p>
          </table:table-cell>
          <table:table-cell table:style-name="ce107" office:value-type="string" calcext:value-type="string">
            <text:p>캣도어즈(Cat Doors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7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7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7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7" office:value-type="string" calcext:value-type="string">
            <text:p><text:span text:style-name="T6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7" office:value-type="string" calcext:value-type="string">
            <text:p>주식회사 씨에프케이 (CFK Co.,Ltd.)</text:p>
          </table:table-cell>
          <table:table-cell table:style-name="ce165" office:value-type="string" calcext:value-type="string">
            <text:p>서울특별시 성동구 성수이로</text:p>
          </table:table-cell>
          <table:table-cell table:style-name="ce114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7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양정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7" office:value-type="string" calcext:value-type="string">
            <text:p>주식회사 서클프롬닷(CIRCLEfromDOT)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14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7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7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7" office:value-type="string" calcext:value-type="string">
            <text:p>주식회사 코드네임봄(Codename Bom Corp.)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14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7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7" office:value-type="string" calcext:value-type="string">
            <text:p>코구 주식회사</text:p>
          </table:table-cell>
          <table:table-cell table:style-name="ce165" office:value-type="string" calcext:value-type="string">
            <text:p>서울특별시 중구 남대문로5길</text:p>
          </table:table-cell>
          <table:table-cell table:style-name="ce114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7" office:value-type="string" calcext:value-type="string">
            <text:p>(주) 코스닷츠</text:p>
          </table:table-cell>
          <table:table-cell table:style-name="ce165" office:value-type="string" calcext:value-type="string">
            <text:p>전라북도 전주시 완산구 중화산로</text:p>
          </table:table-cell>
          <table:table-cell table:style-name="ce114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7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7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7" office:value-type="string" calcext:value-type="string">
            <text:p>Discord: 데크크래프트#4923</text:p>
          </table:table-cell>
          <table:table-cell table:style-name="ce107" table:number-columns-repeated="2"/>
        </table:table-row>
        <table:table-row table:style-name="ro2">
          <table:table-cell table:style-name="ce147" office:value-type="string" calcext:value-type="string">
            <text:p>Dandylion</text:p>
          </table:table-cell>
          <table:table-cell table:style-name="ce107" office:value-type="string" calcext:value-type="string">
            <text:p>주식회사 댄디라이언</text:p>
          </table:table-cell>
          <table:table-cell table:style-name="ce165" office:value-type="string" calcext:value-type="string">
            <text:p>서울특별시 서초구 서초대로</text:p>
          </table:table-cell>
          <table:table-cell table:style-name="ce114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게임사 댄디라이언</text:p>
            <text:p><text:span text:style-name="T6">6명으로 구성</text:span></text:p>
            <text:p>공동 창립자이자 개발 총괄 김태형 대표</text:p>
          </table:table-cell>
        </table:table-row>
        <table:table-row table:style-name="ro12">
          <table:table-cell table:style-name="ce147" office:value-type="string" calcext:value-type="string">
            <text:p>Darong Studio</text:p>
          </table:table-cell>
          <table:table-cell table:style-name="ce107" office:value-type="string" calcext:value-type="string">
            <text:p>(주)다롱스튜디오</text:p>
          </table:table-cell>
          <table:table-cell table:style-name="ce165" office:value-type="string" calcext:value-type="string">
            <text:p>경기도 성남시 분당구 성남대로</text:p>
          </table:table-cell>
          <table:table-cell table:style-name="ce114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7" office:value-type="string" calcext:value-type="string">
            <text:p>데이브 스튜디오</text:p>
          </table:table-cell>
          <table:table-cell table:style-name="ce165" office:value-type="string" calcext:value-type="string">
            <text:p>서울특별시 중구 동호로</text:p>
          </table:table-cell>
          <table:table-cell table:style-name="ce114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7" office:value-type="string" calcext:value-type="string">
            <text:p>데카트리게임즈</text:p>
          </table:table-cell>
          <table:table-cell table:style-name="ce165" office:value-type="string" calcext:value-type="string">
            <text:p>서울특별시 송파구 올림픽로</text:p>
          </table:table-cell>
          <table:table-cell table:style-name="ce114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7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7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7"/>
          <table:table-cell table:style-name="ce107" office:value-type="string" calcext:value-type="string">
            <text:p>동인 게임 제작팀</text:p>
          </table:table-cell>
        </table:table-row>
        <table:table-row table:style-name="ro1">
          <table:table-cell table:style-name="ce97" office:value-type="string" calcext:value-type="string">
            <text:p>Derin</text:p>
          </table:table-cell>
          <table:table-cell table:style-name="ce107" office:value-type="string" calcext:value-type="string">
            <text:p>데린</text:p>
          </table:table-cell>
          <table:table-cell table:style-name="ce165" office:value-type="string" calcext:value-type="string">
            <text:p>경기도 시흥시 능곡서로</text:p>
          </table:table-cell>
          <table:table-cell table:style-name="ce114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7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7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7" table:number-columns-repeated="2"/>
        </table:table-row>
        <table:table-row table:style-name="ro1">
          <table:table-cell table:style-name="ce97" office:value-type="string" calcext:value-type="string">
            <text:p>DEVBOX</text:p>
          </table:table-cell>
          <table:table-cell table:style-name="ce107" office:value-type="string" calcext:value-type="string">
            <text:p>데브박스 (DEVBOX)</text:p>
          </table:table-cell>
          <table:table-cell table:style-name="ce165" office:value-type="string" calcext:value-type="string">
            <text:p>경기도 용인시 수지구 정든로</text:p>
          </table:table-cell>
          <table:table-cell table:style-name="ce114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7" office:value-type="string" calcext:value-type="string">
            <text:p>주식회사 데베스프레소 게임즈</text:p>
          </table:table-cell>
          <table:table-cell table:style-name="ce165" office:value-type="string" calcext:value-type="string">
            <text:p>서울특별시 송파구 석촌호수로</text:p>
          </table:table-cell>
          <table:table-cell table:style-name="ce114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7" office:value-type="string" calcext:value-type="string">
            <text:p>주식회사데브마루</text:p>
          </table:table-cell>
          <table:table-cell table:style-name="ce165" office:value-type="string" calcext:value-type="string">
            <text:p>경기도 용인시 수지구 신수로</text:p>
          </table:table-cell>
          <table:table-cell table:style-name="ce114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07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7" office:value-type="string" calcext:value-type="string">
            <text:p>주식회사 디즈콘</text:p>
          </table:table-cell>
          <table:table-cell table:style-name="ce165" office:value-type="string" calcext:value-type="string">
            <text:p>부산광역시 사상구 주례로</text:p>
          </table:table-cell>
          <table:table-cell table:style-name="ce114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07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이정연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01" office:value-type="string" calcext:value-type="string">
            <text:p>dummy</text:p>
          </table:table-cell>
          <table:table-cell table:style-name="ce108" office:value-type="string" calcext:value-type="string">
            <text:p>dummy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7" office:value-type="string" calcext:value-type="string">
            <text:p>에그타르트 주식회사 (Eggtart Inc.)</text:p>
          </table:table-cell>
          <table:table-cell table:style-name="ce165" office:value-type="string" calcext:value-type="string">
            <text:p>인천광역시 부평구 충선로</text:p>
          </table:table-cell>
          <table:table-cell table:style-name="ce114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7" office:value-type="string" calcext:value-type="string">
            <text:p>엠바크 스튜디오</text:p>
          </table:table-cell>
          <table:table-cell table:style-name="ce165" office:value-type="string" calcext:value-type="string">
            <text:p>스웨덴</text:p>
          </table:table-cell>
          <table:table-cell table:style-name="ce114" office:value-type="string" calcext:value-type="string">
            <text:p>넥슨 자회사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7" office:value-type="string" calcext:value-type="string">
            <text:p>（주）엑스포테이토</text:p>
          </table:table-cell>
          <table:table-cell table:style-name="ce165" office:value-type="string" calcext:value-type="string">
            <text:p>서울 특별시 강남구 역삼로</text:p>
          </table:table-cell>
          <table:table-cell table:style-name="ce114" office:value-type="string" calcext:value-type="string">
            <text:p>220-81-69***</text:p>
          </table:table-cell>
          <table:table-cell table:style-name="ce165" office:value-type="string" calcext:value-type="string">
            <text:p>이상헌</text:p>
          </table:table-cell>
          <table:table-cell table:style-name="ce107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7" table:number-columns-repeated="2"/>
          <table:table-cell table:style-name="ce107" office:value-type="string" calcext:value-type="string">
            <text:p>대표이사 : 이상헌</text:p>
            <text:p>주주기관 : 교보생명</text:p>
          </table:table-cell>
        </table:table-row>
        <table:table-row table:style-name="ro12">
          <table:table-cell table:style-name="ce147" office:value-type="string" calcext:value-type="string">
            <text:p>feemodev</text:p>
          </table:table-cell>
          <table:table-cell table:style-name="ce107" office:value-type="string" calcext:value-type="string">
            <text:p>피모뎁</text:p>
          </table:table-cell>
          <table:table-cell table:style-name="ce165"/>
          <table:table-cell table:style-name="ce114"/>
          <table:table-cell table:style-name="ce165" office:value-type="string" calcext:value-type="string">
            <text:p>문수영</text:p>
            <text:p>김명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7" office:value-type="string" calcext:value-type="string">
            <text:p>(주)플린트</text:p>
          </table:table-cell>
          <table:table-cell table:style-name="ce115" office:value-type="string" calcext:value-type="string">
            <text:p>서울특별시 강남구 테헤란로</text:p>
          </table:table-cell>
          <table:table-cell table:style-name="ce114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7" office:value-type="string" calcext:value-type="string">
            <text:p>주식회사 플라이웨이게임즈</text:p>
          </table:table-cell>
          <table:table-cell table:style-name="ce165" office:value-type="string" calcext:value-type="string">
            <text:p>서울특별시 서초구 강남대로</text:p>
          </table:table-cell>
          <table:table-cell table:style-name="ce114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7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7" office:value-type="string" calcext:value-type="string">
            <text:p>프로그파티</text:p>
          </table:table-cell>
          <table:table-cell table:style-name="ce165"/>
          <table:table-cell table:style-name="ce114"/>
          <table:table-cell table:style-name="ce165" office:value-type="string" calcext:value-type="string">
            <text:p>노정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7" office:value-type="string" calcext:value-type="string">
            <text:p>지원플레이그라운드 (주) (G1 playground CO.,LTD)</text:p>
          </table:table-cell>
          <table:table-cell table:style-name="ce165" office:value-type="string" calcext:value-type="string">
            <text:p>경기도 김포시 김포한강1로</text:p>
          </table:table-cell>
          <table:table-cell table:style-name="ce114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7" office:value-type="string" calcext:value-type="string">
            <text:p>(주)게임캔버스</text:p>
          </table:table-cell>
          <table:table-cell table:style-name="ce165" office:value-type="string" calcext:value-type="string">
            <text:p>서울특별시 강남구 강남대로</text:p>
          </table:table-cell>
          <table:table-cell table:style-name="ce114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7" office:value-type="string" calcext:value-type="string">
            <text:p>주식회사 지니소프트</text:p>
          </table:table-cell>
          <table:table-cell table:style-name="ce165" office:value-type="string" calcext:value-type="string">
            <text:p>광주광역시 남구 송암로</text:p>
          </table:table-cell>
          <table:table-cell table:style-name="ce114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7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박정수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서울대학교 게임 개발 동아리 박정수 개발자</text:p>
          </table:table-cell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7" office:value-type="string" calcext:value-type="string">
            <text:p>지니프릭스</text:p>
          </table:table-cell>
          <table:table-cell table:style-name="ce165" office:value-type="string" calcext:value-type="string">
            <text:p>서울특별시 금천구 가산디지털1로</text:p>
          </table:table-cell>
          <table:table-cell table:style-name="ce114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7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7" office:value-type="string" calcext:value-type="string">
            <text:p>주식회사 골드펌킨(GoldPumpkin Inc.)</text:p>
          </table:table-cell>
          <table:table-cell table:style-name="ce165" office:value-type="string" calcext:value-type="string">
            <text:p>경기도 성남시 분당구 황새울로</text:p>
          </table:table-cell>
          <table:table-cell table:style-name="ce114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7" office:value-type="string" calcext:value-type="string">
            <text:p>주식회사 공감오래콘텐츠</text:p>
          </table:table-cell>
          <table:table-cell table:style-name="ce165" office:value-type="string" calcext:value-type="string">
            <text:p>경남 김해시 관동로</text:p>
          </table:table-cell>
          <table:table-cell table:style-name="ce114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7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7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Growing Seeds</text:p>
          </table:table-cell>
          <table:table-cell table:style-name="ce107" office:value-type="string" calcext:value-type="string">
            <text:p>（주）자라나는씨앗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44-81-10***</text:p>
          </table:table-cell>
          <table:table-cell table:style-name="ce165" office:value-type="string" calcext:value-type="string">
            <text:p>김효택</text:p>
          </table:table-cell>
          <table:table-cell table:style-name="ce107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김종화</text:p>
          </table:table-cell>
          <table:table-cell table:style-name="ce107" office:value-type="string" calcext:value-type="string">
            <text:p><text:a xlink:href="https://www.handmadegame.net/" xlink:type="simple">https://www.handmadegame.net/</text:a></text:p>
          </table:table-cell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Hardtalk Studio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정보문화학과 수업 팀 프로젝트로 시작</text:p>
          </table:table-cell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7" office:value-type="string" calcext:value-type="string">
            <text:p>(주)후추게임스튜디오</text:p>
          </table:table-cell>
          <table:table-cell table:style-name="ce165" office:value-type="string" calcext:value-type="string">
            <text:p>서울특별시 종로구 새문안로</text:p>
          </table:table-cell>
          <table:table-cell table:style-name="ce114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7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7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유영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7" office:value-type="string" calcext:value-type="string">
            <text:p>주식회사 이키나게임즈</text:p>
          </table:table-cell>
          <table:table-cell table:style-name="ce165" office:value-type="string" calcext:value-type="string">
            <text:p>서울특별시 마포구 잔다리로</text:p>
          </table:table-cell>
          <table:table-cell table:style-name="ce114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Indev-studio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백호종</text:p>
          </table:table-cell>
          <table:table-cell table:style-name="ce107" office:value-type="string" calcext:value-type="string">
            <text:p><text:a xlink:href="https://www.indev-studio.com/" xlink:type="simple">https://www.indev-studio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IndigoBlue Game Studio</text:p>
          </table:table-cell>
          <table:table-cell table:style-name="ce107" office:value-type="string" calcext:value-type="string">
            <text:p>인디고블루 게임 스튜디오</text:p>
          </table:table-cell>
          <table:table-cell table:style-name="ce165"/>
          <table:table-cell table:style-name="ce114"/>
          <table:table-cell table:style-name="ce165" office:value-type="string" calcext:value-type="string">
            <text:p>김혜겸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고블루 게임 스튜디오</text:p>
            <text:p>1인 개발자 김혜겸씨</text:p>
          </table:table-cell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7" office:value-type="string" calcext:value-type="string">
            <text:p>인건게임즈</text:p>
          </table:table-cell>
          <table:table-cell table:style-name="ce165" office:value-type="string" calcext:value-type="string">
            <text:p>대전광역시 서구 청사로</text:p>
          </table:table-cell>
          <table:table-cell table:style-name="ce114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7" office:value-type="string" calcext:value-type="string">
            <text:p>(주)이노벤터</text:p>
          </table:table-cell>
          <table:table-cell table:style-name="ce165" office:value-type="string" calcext:value-type="string">
            <text:p>서울 서초구 방배동</text:p>
          </table:table-cell>
          <table:table-cell table:style-name="ce114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7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7" office:value-type="string" calcext:value-type="string">
            <text:p>주식회사 아이언메이스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14" office:value-type="string" calcext:value-type="string">
            <text:p>718-87-02***</text:p>
          </table:table-cell>
          <table:table-cell table:style-name="ce165" office:value-type="string" calcext:value-type="string">
            <text:p>박승하</text:p>
          </table:table-cell>
          <table:table-cell table:style-name="ce107" office:value-type="string" calcext:value-type="string">
            <text:p><text:a xlink:href="https://www.ironmace.com/" xlink:type="simple">https://www.ironmac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7" office:value-type="string" calcext:value-type="string">
            <text:p>이즐 주식회사</text:p>
          </table:table-cell>
          <table:table-cell table:style-name="ce165" office:value-type="string" calcext:value-type="string">
            <text:p>서울특별시 마포구 매봉산로</text:p>
          </table:table-cell>
          <table:table-cell table:style-name="ce114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7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7" office:value-type="string" calcext:value-type="string">
            <text:p>작두스튜디오</text:p>
          </table:table-cell>
          <table:table-cell table:style-name="ce165" office:value-type="string" calcext:value-type="string">
            <text:p>경기도 용인시 수지구 신수로</text:p>
          </table:table-cell>
          <table:table-cell table:style-name="ce114" office:value-type="string" calcext:value-type="string">
            <text:p>495-05-01***</text:p>
          </table:table-cell>
          <table:table-cell table:style-name="ce165" office:value-type="string" calcext:value-type="string">
            <text:p>이민규</text:p>
          </table:table-cell>
          <table:table-cell table:style-name="ce107" office:value-type="string" calcext:value-type="string">
            <text:p><text:a xlink:href="https://www.jacktostudios.com/" xlink:type="simple">https://www.jacktostudios.com/</text:a></text:p>
          </table:table-cell>
          <table:table-cell table:style-name="ce175"/>
          <table:table-cell table:style-name="ce107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7" office:value-type="string" calcext:value-type="string">
            <text:p>자몽</text:p>
          </table:table-cell>
          <table:table-cell table:style-name="ce165" office:value-type="string" calcext:value-type="string">
            <text:p>대구광역시 남구 명덕로</text:p>
          </table:table-cell>
          <table:table-cell table:style-name="ce114" office:value-type="string" calcext:value-type="string">
            <text:p>491-06-00***</text:p>
          </table:table-cell>
          <table:table-cell table:style-name="ce165" office:value-type="string" calcext:value-type="string">
            <text:p>윤승훈</text:p>
          </table:table-cell>
          <table:table-cell table:style-name="ce107" office:value-type="string" calcext:value-type="string">
            <text:p><text:a xlink:href="https://www.vr-jamong.com/" xlink:type="simple">https://www.vr-jamong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7" office:value-type="string" calcext:value-type="string">
            <text:p>잔디소프트</text:p>
          </table:table-cell>
          <table:table-cell table:style-name="ce165" office:value-type="string" calcext:value-type="string">
            <text:p>서울특별시 영등포구 양평로</text:p>
          </table:table-cell>
          <table:table-cell table:style-name="ce114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7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7" office:value-type="string" calcext:value-type="string">
            <text:p>젤리스노우</text:p>
          </table:table-cell>
          <table:table-cell table:style-name="ce165" office:value-type="string" calcext:value-type="string">
            <text:p>부산광역시 해운대구 수영강변대로</text:p>
          </table:table-cell>
          <table:table-cell table:style-name="ce114" office:value-type="string" calcext:value-type="string">
            <text:p>121-59-63***</text:p>
          </table:table-cell>
          <table:table-cell table:style-name="ce165" office:value-type="string" calcext:value-type="string">
            <text:p>김태훈</text:p>
          </table:table-cell>
          <table:table-cell table:style-name="ce107" office:value-type="string" calcext:value-type="string">
            <text:p><text:a xlink:href="https://metalunitgame.com/" xlink:type="simple">https://metalunitgam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7" office:value-type="string" calcext:value-type="string">
            <text:p>지팡이게임즈</text:p>
          </table:table-cell>
          <table:table-cell table:style-name="ce165" office:value-type="string" calcext:value-type="string">
            <text:p>서울특별시 금천구 시흥대로</text:p>
          </table:table-cell>
          <table:table-cell table:style-name="ce114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7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7"/>
        </table:table-row>
        <table:table-row table:style-name="ro2">
          <table:table-cell table:style-name="ce147" office:value-type="string" calcext:value-type="string">
            <text:p>Kena MAKF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://kenamakf.com/" xlink:type="simple">http://kenamakf.com/</text:a></text:p>
          </table:table-cell>
          <table:table-cell table:style-name="ce175"/>
          <table:table-cell table:style-name="ce107" office:value-type="string" calcext:value-type="string">
            <text:p><text:a xlink:href="https://twitter.com/mojaeng" xlink:type="simple">https://twitter.com/mojaeng</text:a></text:p>
          </table:table-cell>
          <table:table-cell table:style-name="ce107"/>
          <table:table-cell table:style-name="ce107" office:value-type="string" calcext:value-type="string">
            <text:p>2개의 활동명이 있다.</text:p>
            <text:p><text:span text:style-name="T6">&gt; 케나 마케프, </text:span>Kena MAKF</text:p>
            <text:p><text:span text:style-name="T6">&gt; 모쟁, </text:span>Mojaeng</text:p>
          </table:table-cell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7" office:value-type="string" calcext:value-type="string">
            <text:p>키위웍스주식회사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14" office:value-type="string" calcext:value-type="string">
            <text:p>318-88-01***</text:p>
          </table:table-cell>
          <table:table-cell table:style-name="ce165" office:value-type="string" calcext:value-type="string">
            <text:p>장수영</text:p>
          </table:table-cell>
          <table:table-cell table:style-name="ce107" office:value-type="string" calcext:value-type="string">
            <text:p><text:a xlink:href="https://www.kiwiwalks.com/" xlink:type="simple">https://www.kiwiwalk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7" office:value-type="string" calcext:value-type="string">
            <text:p>(주)크래프톤</text:p>
          </table:table-cell>
          <table:table-cell table:style-name="ce165" office:value-type="string" calcext:value-type="string">
            <text:p>경기도 성남시 분당구 분당내곡로</text:p>
          </table:table-cell>
          <table:table-cell table:style-name="ce114" office:value-type="string" calcext:value-type="string">
            <text:p>220-87-45***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LeeBbunsik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7" office:value-type="string" calcext:value-type="string">
            <text:p><text:a xlink:href="https://twitter.com/LeeBbunsik" xlink:type="simple">https://twitter.com/LeeBbunsik</text:a></text:p>
          </table:table-cell>
          <table:table-cell table:style-name="ce107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7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7" office:value-type="string" calcext:value-type="string">
            <text:p>리퓨엘(LIFUEL)</text:p>
          </table:table-cell>
          <table:table-cell table:style-name="ce165" office:value-type="string" calcext:value-type="string">
            <text:p>경기도 성남시 분당구 장미로</text:p>
          </table:table-cell>
          <table:table-cell table:style-name="ce114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7" office:value-type="string" calcext:value-type="string">
            <text:p>라인게임즈㈜</text:p>
          </table:table-cell>
          <table:table-cell table:style-name="ce165" office:value-type="string" calcext:value-type="string">
            <text:p>서울특별시 서초구 강남대로</text:p>
          </table:table-cell>
          <table:table-cell table:style-name="ce114" office:value-type="string" calcext:value-type="string">
            <text:p>120-87-89***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www.line.games/" xlink:type="simple">https://www.line.games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inkTown</text:p>
          </table:table-cell>
          <table:table-cell table:style-name="ce107" office:value-type="string" calcext:value-type="string">
            <text:p>링크타운</text:p>
          </table:table-cell>
          <table:table-cell table:style-name="ce165" office:value-type="string" calcext:value-type="string">
            <text:p>서울특별시 은평구 북한산로</text:p>
          </table:table-cell>
          <table:table-cell table:style-name="ce114" office:value-type="string" calcext:value-type="string">
            <text:p>120-07-32***</text:p>
          </table:table-cell>
          <table:table-cell table:style-name="ce165" office:value-type="string" calcext:value-type="string">
            <text:p>강대성</text:p>
          </table:table-cell>
          <table:table-cell table:style-name="ce107" office:value-type="string" calcext:value-type="string">
            <text:p><text:a xlink:href="https://linktown.co/" xlink:type="simple">https://linktown.c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7" office:value-type="string" calcext:value-type="string">
            <text:p>리틀레몬볼브(LITTLE LEMON BULB)</text:p>
          </table:table-cell>
          <table:table-cell table:style-name="ce165" office:value-type="string" calcext:value-type="string">
            <text:p>경기도 김포시 김포한강10로</text:p>
          </table:table-cell>
          <table:table-cell table:style-name="ce114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7" office:value-type="string" calcext:value-type="string">
            <text:p>라이어버드스튜디오</text:p>
          </table:table-cell>
          <table:table-cell table:style-name="ce165" office:value-type="string" calcext:value-type="string">
            <text:p>전라북도 전주시 덕진구 오공로</text:p>
          </table:table-cell>
          <table:table-cell table:style-name="ce114" office:value-type="string" calcext:value-type="string">
            <text:p>261-19-01***</text:p>
          </table:table-cell>
          <table:table-cell table:style-name="ce165" office:value-type="string" calcext:value-type="string">
            <text:p>심지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7" office:value-type="string" calcext:value-type="string">
            <text:p>(주)매직큐브</text:p>
          </table:table-cell>
          <table:table-cell table:style-name="ce165" office:value-type="string" calcext:value-type="string">
            <text:p>부산 해운대구 센텀동로</text:p>
          </table:table-cell>
          <table:table-cell table:style-name="ce114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7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7" office:value-type="string" calcext:value-type="string">
            <text:p>주식회사 메구스타게임즈</text:p>
          </table:table-cell>
          <table:table-cell table:style-name="ce165" office:value-type="string" calcext:value-type="string">
            <text:p>경기도 남양주시 별내중앙로</text:p>
          </table:table-cell>
          <table:table-cell table:style-name="ce114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MidnightWork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://midnightworks.info/" xlink:type="simple">http://midnightworks.info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12">
          <table:table-cell table:style-name="ce147" office:value-type="string" calcext:value-type="string">
            <text:p>MINTROCKET</text:p>
          </table:table-cell>
          <table:table-cell table:style-name="ce107" office:value-type="string" calcext:value-type="string">
            <text:p>민트로켓</text:p>
          </table:table-cell>
          <table:table-cell table:style-name="ce165" office:value-type="string" calcext:value-type="string">
            <text:p>넥슨 서브 브랜드</text:p>
          </table:table-cell>
          <table:table-cell table:style-name="ce114" office:value-type="string" calcext:value-type="string">
            <text:p>-</text:p>
          </table:table-cell>
          <table:table-cell table:style-name="ce165"/>
          <table:table-cell table:style-name="ce107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12">
          <table:table-cell table:style-name="ce147" office:value-type="string" calcext:value-type="string">
            <text:p>MM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7" office:value-type="string" calcext:value-type="string">
            <text:p>주식회사 몬스터가이드</text:p>
          </table:table-cell>
          <table:table-cell table:style-name="ce165" office:value-type="string" calcext:value-type="string">
            <text:p>서울특별시 종로구 종로</text:p>
          </table:table-cell>
          <table:table-cell table:style-name="ce114" office:value-type="string" calcext:value-type="string">
            <text:p>823-81-01***</text:p>
          </table:table-cell>
          <table:table-cell table:style-name="ce165" office:value-type="string" calcext:value-type="string">
            <text:p>오현경</text:p>
          </table:table-cell>
          <table:table-cell table:style-name="ce107" office:value-type="string" calcext:value-type="string">
            <text:p><text:a xlink:href="https://www.monsterguide.org/" xlink:type="simple">https://www.monsterguide.org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7" office:value-type="string" calcext:value-type="string">
            <text:p>주식회사 문랩스튜디오</text:p>
          </table:table-cell>
          <table:table-cell table:style-name="ce165" office:value-type="string" calcext:value-type="string">
            <text:p>서울특별시 강남구 도곡로</text:p>
          </table:table-cell>
          <table:table-cell table:style-name="ce114" office:value-type="string" calcext:value-type="string">
            <text:p>176-86-01***</text:p>
          </table:table-cell>
          <table:table-cell table:style-name="ce165" office:value-type="string" calcext:value-type="string">
            <text:p>문종범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7" office:value-type="string" calcext:value-type="string">
            <text:p>주식회사 나날이</text:p>
          </table:table-cell>
          <table:table-cell table:style-name="ce165" office:value-type="string" calcext:value-type="string">
            <text:p>서울특별시 마포구 동교로</text:p>
          </table:table-cell>
          <table:table-cell table:style-name="ce114" office:value-type="string" calcext:value-type="string">
            <text:p>134-86-88***</text:p>
          </table:table-cell>
          <table:table-cell table:style-name="ce165" office:value-type="string" calcext:value-type="string">
            <text:p>박재환</text:p>
          </table:table-cell>
          <table:table-cell table:style-name="ce107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7" office:value-type="string" calcext:value-type="string">
            <text:p>주식회사 네오노비스</text:p>
          </table:table-cell>
          <table:table-cell table:style-name="ce165" office:value-type="string" calcext:value-type="string">
            <text:p>경기도 구리시 경춘로</text:p>
          </table:table-cell>
          <table:table-cell table:style-name="ce114" office:value-type="string" calcext:value-type="string">
            <text:p>274-87-01***</text:p>
          </table:table-cell>
          <table:table-cell table:style-name="ce165" office:value-type="string" calcext:value-type="string">
            <text:p>전경수</text:p>
          </table:table-cell>
          <table:table-cell table:style-name="ce107" office:value-type="string" calcext:value-type="string">
            <text:p><text:a xlink:href="http://www.neonovice.com/" xlink:type="simple">http://www.neonovic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ople</text:p>
          </table:table-cell>
          <table:table-cell table:style-name="ce107" office:value-type="string" calcext:value-type="string">
            <text:p>주식회사 네오플</text:p>
          </table:table-cell>
          <table:table-cell table:style-name="ce165" office:value-type="string" calcext:value-type="string">
            <text:p>제주특별자치도 제주시</text:p>
          </table:table-cell>
          <table:table-cell table:style-name="ce114" office:value-type="string" calcext:value-type="string">
            <text:p>201-81-64***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www.neople.co.kr/" xlink:type="simple">https://www.neople.co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7" office:value-type="string" calcext:value-type="string">
            <text:p>주식회사 네오팝콘</text:p>
          </table:table-cell>
          <table:table-cell table:style-name="ce165" office:value-type="string" calcext:value-type="string">
            <text:p>경기도 성남시 분당구 정자일로</text:p>
          </table:table-cell>
          <table:table-cell table:style-name="ce114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7" office:value-type="string" calcext:value-type="string">
            <text:p>주식회사 네오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7" office:value-type="string" calcext:value-type="string">
            <text:p>주식회사 뉴코어</text:p>
          </table:table-cell>
          <table:table-cell table:style-name="ce165" office:value-type="string" calcext:value-type="string">
            <text:p>서울 강남구 테헤란로</text:p>
          </table:table-cell>
          <table:table-cell table:style-name="ce114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7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7" office:value-type="string" calcext:value-type="string">
            <text:p>(주)넥슨코리아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220-87-17***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7" office:value-type="string" calcext:value-type="string">
            <text:p>주식회사 님블뉴런</text:p>
          </table:table-cell>
          <table:table-cell table:style-name="ce165" office:value-type="string" calcext:value-type="string">
            <text:p>경기도 성남시 분당구 황새울로</text:p>
          </table:table-cell>
          <table:table-cell table:style-name="ce114" office:value-type="string" calcext:value-type="string">
            <text:p>129-86-80***</text:p>
          </table:table-cell>
          <table:table-cell table:style-name="ce165" office:value-type="string" calcext:value-type="string">
            <text:p>유태웅</text:p>
          </table:table-cell>
          <table:table-cell table:style-name="ce107" office:value-type="string" calcext:value-type="string">
            <text:p><text:a xlink:href="https://nimbleneuron.com/" xlink:type="simple">https://nimbleneuron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7" office:value-type="string" calcext:value-type="string">
            <text:p>주식회사오션드라이브스튜디오</text:p>
          </table:table-cell>
          <table:table-cell table:style-name="ce165" office:value-type="string" calcext:value-type="string">
            <text:p>경기도 성남시 분당구 성남대로</text:p>
          </table:table-cell>
          <table:table-cell table:style-name="ce114" office:value-type="string" calcext:value-type="string">
            <text:p>791-86-01***</text:p>
          </table:table-cell>
          <table:table-cell table:style-name="ce165" office:value-type="string" calcext:value-type="string">
            <text:p>김희재</text:p>
          </table:table-cell>
          <table:table-cell table:style-name="ce107" office:value-type="string" calcext:value-type="string">
            <text:p><text:a xlink:href="https://oceandrive.studio/" xlink:type="simple">https://oceandrive.studi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7" office:value-type="string" calcext:value-type="string">
            <text:p>㈜오디세이어</text:p>
          </table:table-cell>
          <table:table-cell table:style-name="ce165" office:value-type="string" calcext:value-type="string">
            <text:p>경기 성남시 분당구 대왕판교로</text:p>
          </table:table-cell>
          <table:table-cell table:style-name="ce114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7" office:value-type="string" calcext:value-type="string">
            <text:p>주식회사 온파이어(ONFIRE Corp.)</text:p>
          </table:table-cell>
          <table:table-cell table:style-name="ce165" office:value-type="string" calcext:value-type="string">
            <text:p>서울특별시 양천구 목동로</text:p>
          </table:table-cell>
          <table:table-cell table:style-name="ce114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7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7" office:value-type="string" calcext:value-type="string">
            <text:p>오뉴월스튜디오</text:p>
          </table:table-cell>
          <table:table-cell table:style-name="ce165" office:value-type="string" calcext:value-type="string">
            <text:p>부산 동구 중앙대로</text:p>
          </table:table-cell>
          <table:table-cell table:style-name="ce114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7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ooze_s3" xlink:type="simple">https://twitter.com/ooze_s3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7" office:value-type="string" calcext:value-type="string">
            <text:p>주식회사 오렌지팝콘</text:p>
          </table:table-cell>
          <table:table-cell table:style-name="ce165" office:value-type="string" calcext:value-type="string">
            <text:p>경기도 용인시 기흥구 보정로</text:p>
          </table:table-cell>
          <table:table-cell table:style-name="ce114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7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7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7"/>
          <table:table-cell table:style-name="ce107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7" office:value-type="string" calcext:value-type="string">
            <text:p>주식회사 아웃사이더키즈 (OutsiderKids Corp.)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7" office:value-type="string" calcext:value-type="string">
            <text:p>오자크 주식회사</text:p>
          </table:table-cell>
          <table:table-cell table:style-name="ce165" office:value-type="string" calcext:value-type="string">
            <text:p>서울특별시 서초구 서운로</text:p>
          </table:table-cell>
          <table:table-cell table:style-name="ce114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7" office:value-type="string" calcext:value-type="string">
            <text:p>파란게 프로젝트</text:p>
          </table:table-cell>
          <table:table-cell table:style-name="ce165" office:value-type="string" calcext:value-type="string">
            <text:p>경기도 고양시 덕양구 삼원로</text:p>
          </table:table-cell>
          <table:table-cell table:style-name="ce114" office:value-type="string" calcext:value-type="string">
            <text:p>198-44-00***</text:p>
          </table:table-cell>
          <table:table-cell table:style-name="ce165" office:value-type="string" calcext:value-type="string">
            <text:p>김태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7" office:value-type="string" calcext:value-type="string">
            <text:p>(주)페퍼스톤즈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14" office:value-type="string" calcext:value-type="string">
            <text:p>767-86-02***</text:p>
          </table:table-cell>
          <table:table-cell table:style-name="ce165" office:value-type="string" calcext:value-type="string">
            <text:p>하수영</text:p>
          </table:table-cell>
          <table:table-cell table:style-name="ce107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7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07" office:value-type="string" calcext:value-type="string">
            <text:p>파이드파이퍼스팀</text:p>
          </table:table-cell>
          <table:table-cell table:style-name="ce165" office:value-type="string" calcext:value-type="string">
            <text:p>네오위즈 산하 팀</text:p>
          </table:table-cell>
          <table:table-cell table:style-name="ce114" office:value-type="string" calcext:value-type="string">
            <text:p>네오위즈 산하 팀</text:p>
          </table:table-cell>
          <table:table-cell table:style-name="ce165" office:value-type="string" calcext:value-type="string">
            <text:p>김주명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7" office:value-type="string" calcext:value-type="string">
            <text:p>주식회사 픽셀로어</text:p>
          </table:table-cell>
          <table:table-cell table:style-name="ce165" office:value-type="string" calcext:value-type="string">
            <text:p>경기도 성남시 분당구 서현로</text:p>
          </table:table-cell>
          <table:table-cell table:style-name="ce114" office:value-type="string" calcext:value-type="string">
            <text:p>448-81-00***</text:p>
          </table:table-cell>
          <table:table-cell table:style-name="ce165" office:value-type="string" calcext:value-type="string">
            <text:p>이세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7" office:value-type="string" calcext:value-type="string">
            <text:p>플레이메피스토왈츠</text:p>
          </table:table-cell>
          <table:table-cell table:style-name="ce165" office:value-type="string" calcext:value-type="string">
            <text:p>경남 김해시 관동로</text:p>
          </table:table-cell>
          <table:table-cell table:style-name="ce114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7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7" office:value-type="string" calcext:value-type="string">
            <text:p>삐요스튜디오</text:p>
          </table:table-cell>
          <table:table-cell table:style-name="ce165" office:value-type="string" calcext:value-type="string">
            <text:p>경기도 용인시 수지구 만현로</text:p>
          </table:table-cell>
          <table:table-cell table:style-name="ce114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7" office:value-type="string" calcext:value-type="string">
            <text:p>프로젝트모름 주식회사</text:p>
          </table:table-cell>
          <table:table-cell table:style-name="ce165" office:value-type="string" calcext:value-type="string">
            <text:p>경기도 부천시 원미구 부천로</text:p>
          </table:table-cell>
          <table:table-cell table:style-name="ce114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7" office:value-type="string" calcext:value-type="string">
            <text:p>프로젝트문</text:p>
          </table:table-cell>
          <table:table-cell table:style-name="ce165" office:value-type="string" calcext:value-type="string">
            <text:p>경기도 수원시 영통구 아주로</text:p>
          </table:table-cell>
          <table:table-cell table:style-name="ce114" office:value-type="string" calcext:value-type="string">
            <text:p>698-87-00***</text:p>
          </table:table-cell>
          <table:table-cell table:style-name="ce165" office:value-type="string" calcext:value-type="string">
            <text:p>김지훈</text:p>
          </table:table-cell>
          <table:table-cell table:style-name="ce107" office:value-type="string" calcext:value-type="string">
            <text:p><text:a xlink:href="https://projectmoon.studio/" xlink:type="simple">https://projectmoon.studi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7" office:value-type="string" calcext:value-type="string">
            <text:p>펌킴</text:p>
          </table:table-cell>
          <table:table-cell table:style-name="ce165" office:value-type="string" calcext:value-type="string">
            <text:p>전북특별자치도 전주시 완산구</text:p>
          </table:table-cell>
          <table:table-cell table:style-name="ce114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7" office:value-type="string" calcext:value-type="string">
            <text:p>콰트로기어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7" office:value-type="string" calcext:value-type="string">
            <text:p>주식회사 케세라게임즈(QueseraGames Co., Ltd.)</text:p>
          </table:table-cell>
          <table:table-cell table:style-name="ce165" office:value-type="string" calcext:value-type="string">
            <text:p>서울특별시 강남구 역삼로</text:p>
          </table:table-cell>
          <table:table-cell table:style-name="ce114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7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7" office:value-type="string" calcext:value-type="string">
            <text:p>래빗홀게임즈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769-08-00***</text:p>
          </table:table-cell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7" office:value-type="string" calcext:value-type="string">
            <text:p>라이징윙스 주식회사</text:p>
          </table:table-cell>
          <table:table-cell table:style-name="ce165" office:value-type="string" calcext:value-type="string">
            <text:p>서울특별시 강남구 영동대로</text:p>
          </table:table-cell>
          <table:table-cell table:style-name="ce114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7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7" office:value-type="string" calcext:value-type="string">
            <text:p><text:a xlink:href="https://twitter.com/REDRAY_dev" xlink:type="simple">https://twitter.com/REDRAY_dev</text:a></text:p>
          </table:table-cell>
          <table:table-cell table:style-name="ce107" table:number-columns-repeated="2"/>
        </table:table-row>
        <table:table-row table:style-name="ro12">
          <table:table-cell table:style-name="ce147" office:value-type="string" calcext:value-type="string">
            <text:p>REMIMORY</text:p>
          </table:table-cell>
          <table:table-cell table:style-name="ce107"/>
          <table:table-cell table:style-name="ce165" office:value-type="string" calcext:value-type="string">
            <text:p>경기 성남시 분당구 판교역로</text:p>
          </table:table-cell>
          <table:table-cell table:style-name="ce114"/>
          <table:table-cell table:style-name="ce165" office:value-type="string" calcext:value-type="string">
            <text:p>전동진</text:p>
          </table:table-cell>
          <table:table-cell table:style-name="ce107" office:value-type="string" calcext:value-type="string">
            <text:p><text:a xlink:href="http://www.remimory.com/" xlink:type="simple">http://www.remimory.com/</text:a></text:p>
          </table:table-cell>
          <table:table-cell table:style-name="ce175"/>
          <table:table-cell table:style-name="ce182"/>
          <table:table-cell table:style-name="ce107"/>
          <table:table-cell table:style-name="ce107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조성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ootless Studio</text:p>
          </table:table-cell>
          <table:table-cell table:style-name="ce107" office:value-type="string" calcext:value-type="string">
            <text:p>주식회사 루틀레스 스튜디오</text:p>
          </table:table-cell>
          <table:table-cell table:style-name="ce165" office:value-type="string" calcext:value-type="string">
            <text:p>서울특별시 강남구 자곡로</text:p>
          </table:table-cell>
          <table:table-cell table:style-name="ce114" office:value-type="string" calcext:value-type="string">
            <text:p>271-81-00***</text:p>
          </table:table-cell>
          <table:table-cell table:style-name="ce165" office:value-type="string" calcext:value-type="string">
            <text:p>박현재</text:p>
          </table:table-cell>
          <table:table-cell table:style-name="ce107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75"/>
          <table:table-cell table:style-name="ce107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07"/>
          <table:table-cell table:style-name="ce107" office:value-type="string" calcext:value-type="string">
            <text:p>사업자 등록에는 사명을 “루틀레스” 라고 적어놨다.</text:p>
          </table:table-cell>
        </table:table-row>
        <table:table-row table:style-name="ro1">
          <table:table-cell table:style-name="ce147" office:value-type="string" calcext:value-type="string">
            <text:p>Rootnstudio Ltd.</text:p>
          </table:table-cell>
          <table:table-cell table:style-name="ce107" office:value-type="string" calcext:value-type="string">
            <text:p>주식회사 루트엔스튜디오</text:p>
          </table:table-cell>
          <table:table-cell table:style-name="ce165" office:value-type="string" calcext:value-type="string">
            <text:p>제주특별자치도 서귀포시 돈내코로</text:p>
          </table:table-cell>
          <table:table-cell table:style-name="ce114" office:value-type="string" calcext:value-type="string">
            <text:p>827-81-01***</text:p>
          </table:table-cell>
          <table:table-cell table:style-name="ce165" office:value-type="string" calcext:value-type="string">
            <text:p>장상백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EROSOO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7" office:value-type="string" calcext:value-type="string">
            <text:p>주식회사 싱크홀스튜디오</text:p>
          </table:table-cell>
          <table:table-cell table:style-name="ce165" office:value-type="string" calcext:value-type="string">
            <text:p>서울특별시 강남구 도곡로</text:p>
          </table:table-cell>
          <table:table-cell table:style-name="ce114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7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7" office:value-type="string" calcext:value-type="string">
            <text:p>주식회사 손노리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14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7" office:value-type="string" calcext:value-type="string">
            <text:p>사우스포게임즈 주식회사</text:p>
          </table:table-cell>
          <table:table-cell table:style-name="ce165" office:value-type="string" calcext:value-type="string">
            <text:p>서울 서초구 효령로</text:p>
          </table:table-cell>
          <table:table-cell table:style-name="ce114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7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7" table:number-columns-repeated="3"/>
        </table:table-row>
        <table:table-row table:style-name="ro2">
          <table:table-cell table:style-name="ce147" office:value-type="string" calcext:value-type="string">
            <text:p>Sparky Studio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12">
          <table:table-cell table:style-name="ce147" office:value-type="string" calcext:value-type="string">
            <text:p>SPRING Games</text:p>
          </table:table-cell>
          <table:table-cell table:style-name="ce107" office:value-type="string" calcext:value-type="string">
            <text:p>주식회사 토스트</text:p>
          </table:table-cell>
          <table:table-cell table:style-name="ce165" office:value-type="string" calcext:value-type="string">
            <text:p>대구광역시 동구 동대구로</text:p>
          </table:table-cell>
          <table:table-cell table:style-name="ce114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7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7" office:value-type="string" calcext:value-type="string">
            <text:p>스퀘어픽셀즈 주식회사</text:p>
          </table:table-cell>
          <table:table-cell table:style-name="ce165" office:value-type="string" calcext:value-type="string">
            <text:p>경기도 하남시 미사강변서로</text:p>
          </table:table-cell>
          <table:table-cell table:style-name="ce114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7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7" office:value-type="string" calcext:value-type="string">
            <text:p>썬게임즈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14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7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7" office:value-type="string" calcext:value-type="string">
            <text:p>스타라이크 주식회사</text:p>
          </table:table-cell>
          <table:table-cell table:style-name="ce115" office:value-type="string" calcext:value-type="string">
            <text:p>전라북도 전주시 덕진구 오공로</text:p>
          </table:table-cell>
          <table:table-cell table:style-name="ce114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7" office:value-type="string" calcext:value-type="string">
            <text:p><text:a xlink:href="https://www.starlike.kr/" xlink:type="simple">https://www.starlike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7" office:value-type="string" calcext:value-type="string">
            <text:p>스트라이킹 디스턴스 스튜디오</text:p>
          </table:table-cell>
          <table:table-cell table:style-name="ce165" office:value-type="string" calcext:value-type="string">
            <text:p>크래프톤 자회사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7" office:value-type="string" calcext:value-type="string">
            <text:p>주식회사 스튜디오두달</text:p>
          </table:table-cell>
          <table:table-cell table:style-name="ce165" office:value-type="string" calcext:value-type="string">
            <text:p>충청남도 아산시 배방읍 희망로</text:p>
          </table:table-cell>
          <table:table-cell table:style-name="ce114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7" office:value-type="string" calcext:value-type="string">
            <text:p>스튜디오에이치지</text:p>
          </table:table-cell>
          <table:table-cell table:style-name="ce165" office:value-type="string" calcext:value-type="string">
            <text:p>서울특별시 서초구 방배로</text:p>
          </table:table-cell>
          <table:table-cell table:style-name="ce114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7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7"/>
          <table:table-cell table:style-name="ce107" office:value-type="string" calcext:value-type="string">
            <text:p>개발자명 : 멩돌</text:p>
          </table:table-cell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7" office:value-type="string" calcext:value-type="string">
            <text:p><text:a xlink:href="https://twitter.com/Studio_Ly" xlink:type="simple">https://twitter.com/Studio_Ly</text:a>_</text:p>
          </table:table-cell>
          <table:table-cell table:style-name="ce107" office:value-type="string" calcext:value-type="string">
            <text:p><text:a xlink:href="https://twitter.com/lychoi2000" xlink:type="simple">https://twitter.com/lychoi2000</text:a></text:p>
          </table:table-cell>
          <table:table-cell table:style-name="ce107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7" office:value-type="string" calcext:value-type="string">
            <text:p>스튜디오 엔나인 (STUDIO N9)</text:p>
          </table:table-cell>
          <table:table-cell table:style-name="ce165" office:value-type="string" calcext:value-type="string">
            <text:p>서울특별시 영등포구 경인로</text:p>
          </table:table-cell>
          <table:table-cell table:style-name="ce114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Studio Sott</text:p>
          </table:table-cell>
          <table:table-cell table:style-name="ce107" office:value-type="string" calcext:value-type="string">
            <text:p>스튜디오 소트</text:p>
          </table:table-cell>
          <table:table-cell table:style-name="ce165"/>
          <table:table-cell table:style-name="ce114"/>
          <table:table-cell table:style-name="ce165" office:value-type="string" calcext:value-type="string">
            <text:p>이여주</text:p>
            <text:p>이유라</text:p>
          </table:table-cell>
          <table:table-cell table:style-name="ce107" office:value-type="string" calcext:value-type="string">
            <text:p><text:a xlink:href="https://hotelsowls.studiosott.com/" xlink:type="simple">https://hotelsowls.studiosott.com/</text:a></text:p>
          </table:table-cell>
          <table:table-cell table:style-name="ce175"/>
          <table:table-cell table:style-name="ce107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07"/>
          <table:table-cell table:style-name="ce107" office:value-type="string" calcext:value-type="string">
            <text:p>검색해도 사업자 정보가 나오지 않는다.</text:p>
          </table:table-cell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7" office:value-type="string" calcext:value-type="string">
            <text:p>선비소프트 주식회사</text:p>
          </table:table-cell>
          <table:table-cell table:style-name="ce165" office:value-type="string" calcext:value-type="string">
            <text:p>서울특별시 구로구 경인로</text:p>
          </table:table-cell>
          <table:table-cell table:style-name="ce114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7" office:value-type="string" calcext:value-type="string">
            <text:p>주식회사 선시안 (SUNCYAN Inc.)</text:p>
          </table:table-cell>
          <table:table-cell table:style-name="ce165" office:value-type="string" calcext:value-type="string">
            <text:p>서울특별시 금천구 가산디지털2로</text:p>
          </table:table-cell>
          <table:table-cell table:style-name="ce114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7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7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7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7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7" office:value-type="string" calcext:value-type="string">
            <text:p>썬플로랩스 (Sunflo Labs)</text:p>
          </table:table-cell>
          <table:table-cell table:style-name="ce165" office:value-type="string" calcext:value-type="string">
            <text:p>전라남도 곡성군 석곡면</text:p>
          </table:table-cell>
          <table:table-cell table:style-name="ce114" office:value-type="string" calcext:value-type="string">
            <text:p>108-44-95***</text:p>
          </table:table-cell>
          <table:table-cell table:style-name="ce165" office:value-type="string" calcext:value-type="string">
            <text:p>장세희</text:p>
          </table:table-cell>
          <table:table-cell table:style-name="ce107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7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7" office:value-type="string" calcext:value-type="string">
            <text:p>주식회사 써니사이드업 (SUNNY SIDE UP)</text:p>
          </table:table-cell>
          <table:table-cell table:style-name="ce165" office:value-type="string" calcext:value-type="string">
            <text:p>부산광역시 해운대구 수영강변대로</text:p>
          </table:table-cell>
          <table:table-cell table:style-name="ce114" office:value-type="string" calcext:value-type="string">
            <text:p>594-87-01***</text:p>
          </table:table-cell>
          <table:table-cell table:style-name="ce165" office:value-type="string" calcext:value-type="string">
            <text:p>박은현</text:p>
          </table:table-cell>
          <table:table-cell table:style-name="ce107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75"/>
          <table:table-cell table:style-name="ce107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7" office:value-type="string" calcext:value-type="string">
            <text:p>주식회사 테일즈샵</text:p>
          </table:table-cell>
          <table:table-cell table:style-name="ce165" office:value-type="string" calcext:value-type="string">
            <text:p>인천 광역시 부평구 경원대로</text:p>
          </table:table-cell>
          <table:table-cell table:style-name="ce114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7" office:value-type="string" calcext:value-type="string">
            <text:p>주식회사 팀오파츠 (Team 00PArts Inc.)</text:p>
          </table:table-cell>
          <table:table-cell table:style-name="ce165" office:value-type="string" calcext:value-type="string">
            <text:p>서울특별시 성동구 무학로</text:p>
          </table:table-cell>
          <table:table-cell table:style-name="ce114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2">
          <table:table-cell table:style-name="ce147" office:value-type="string" calcext:value-type="string">
            <text:p>TEAM 217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이기현</text:p>
            <text:p>이재홍</text:p>
            <text:p>김동혁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7" office:value-type="string" calcext:value-type="string">
            <text:p>팀 콘필드 (Team Corn Field)</text:p>
          </table:table-cell>
          <table:table-cell table:style-name="ce165" office:value-type="string" calcext:value-type="string">
            <text:p>서울특별시 양천구 목동동로</text:p>
          </table:table-cell>
          <table:table-cell table:style-name="ce114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eam ETTU</text:p>
          </table:table-cell>
          <table:table-cell table:style-name="ce107" office:value-type="string" calcext:value-type="string">
            <text:p>팀 에뚜</text:p>
          </table:table-cell>
          <table:table-cell table:style-name="ce165" office:value-type="string" calcext:value-type="string">
            <text:p>충청남도 천안시 동남구</text:p>
          </table:table-cell>
          <table:table-cell table:style-name="ce114" office:value-type="string" calcext:value-type="string">
            <text:p>208-52-00***</text:p>
          </table:table-cell>
          <table:table-cell table:style-name="ce165" office:value-type="string" calcext:value-type="string">
            <text:p>이시온</text:p>
          </table:table-cell>
          <table:table-cell table:style-name="ce107" office:value-type="string" calcext:value-type="string">
            <text:p><text:a xlink:href="https://twitter.com/EttuTeam" xlink:type="simple">https://twitter.com/EttuTeam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7" office:value-type="string" calcext:value-type="string">
            <text:p>팀호레이(TEAM HORAY)</text:p>
          </table:table-cell>
          <table:table-cell table:style-name="ce165" office:value-type="string" calcext:value-type="string">
            <text:p>경기도 용인시 기흥구 동백중앙로</text:p>
          </table:table-cell>
          <table:table-cell table:style-name="ce114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서울대 게임 동아리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span text:style-name="T6">EXP Games : 팀모나드라는 이름으로 시작한 서울대 게임 동아리</text:span></text:p>
            <text:p/>
            <text:p><text:span text:style-name="T6">서울대학교 경제학과 13학번 윤난새, 게임개발동아리(SNUGDC)에서 모나드 팀을 구성</text:span></text:p>
            <text:p><text:span text:style-name="T6">턴제 전략 RPG '모나드의 겨울' 제작.</text:span></text:p>
            <text:p><text:span text:style-name="T6">제작인원 10명 이상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7" office:value-type="string" calcext:value-type="string">
            <text:p>팀사모예드 주식회사</text:p>
          </table:table-cell>
          <table:table-cell table:style-name="ce165" office:value-type="string" calcext:value-type="string">
            <text:p>경기도 성남시 분당구 매화로</text:p>
          </table:table-cell>
          <table:table-cell table:style-name="ce114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TeamBUD</text:p>
          </table:table-cell>
          <table:table-cell table:style-name="ce107" office:value-type="string" calcext:value-type="string">
            <text:p>팀 버드(Team BUD)</text:p>
          </table:table-cell>
          <table:table-cell table:style-name="ce165" office:value-type="string" calcext:value-type="string">
            <text:p>경기도 안양시 동안구 부림로</text:p>
          </table:table-cell>
          <table:table-cell table:style-name="ce114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7" office:value-type="string" calcext:value-type="string">
            <text:p>(주) 팀써니트</text:p>
          </table:table-cell>
          <table:table-cell table:style-name="ce165" office:value-type="string" calcext:value-type="string">
            <text:p>서울특별시 구로구 디지털로</text:p>
          </table:table-cell>
          <table:table-cell table:style-name="ce114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7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Teemo Soft</text:p>
          </table:table-cell>
          <table:table-cell table:style-name="ce107" office:value-type="string" calcext:value-type="string">
            <text:p>티모 소프트</text:p>
          </table:table-cell>
          <table:table-cell table:style-name="ce165" office:value-type="string" calcext:value-type="string">
            <text:p>경기 부천시 길주로</text:p>
          </table:table-cell>
          <table:table-cell table:style-name="ce114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7" office:value-type="string" calcext:value-type="string">
            <text:p>텔레포트소프트(TeleportSoft)</text:p>
          </table:table-cell>
          <table:table-cell table:style-name="ce165" office:value-type="string" calcext:value-type="string">
            <text:p>서울특별시 마포구 포은로</text:p>
          </table:table-cell>
          <table:table-cell table:style-name="ce114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7" office:value-type="string" calcext:value-type="string">
            <text:p>디앤드 컴퍼니</text:p>
          </table:table-cell>
          <table:table-cell table:style-name="ce165" office:value-type="string" calcext:value-type="string">
            <text:p>대전광역시 유성구 대덕대로</text:p>
          </table:table-cell>
          <table:table-cell table:style-name="ce114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7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7" office:value-type="string" calcext:value-type="string">
            <text:p>주식회사 더브릭스게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7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7" office:value-type="string" calcext:value-type="string">
            <text:p>주식회사 티노게임즈(TINO GAMES Inc.)</text:p>
          </table:table-cell>
          <table:table-cell table:style-name="ce165" office:value-type="string" calcext:value-type="string">
            <text:p>경기도 성남시 분당구 미금일로</text:p>
          </table:table-cell>
          <table:table-cell table:style-name="ce114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7" office:value-type="string" calcext:value-type="string">
            <text:p>（주）투워드</text:p>
          </table:table-cell>
          <table:table-cell table:style-name="ce165" office:value-type="string" calcext:value-type="string">
            <text:p>서울특별시 강동구 양재대로</text:p>
          </table:table-cell>
          <table:table-cell table:style-name="ce114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7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7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7" office:value-type="string" calcext:value-type="string">
            <text:p>주식회사 트라이펄게임즈 (Tripearl Games Corp.)</text:p>
          </table:table-cell>
          <table:table-cell table:style-name="ce165" office:value-type="string" calcext:value-type="string">
            <text:p>경기 성남시 수정구 창업로</text:p>
          </table:table-cell>
          <table:table-cell table:style-name="ce114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7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7" office:value-type="string" calcext:value-type="string">
            <text:p>터틀 크림（Turtle Cream）</text:p>
          </table:table-cell>
          <table:table-cell table:style-name="ce165" office:value-type="string" calcext:value-type="string">
            <text:p>서울특별시 서대문구 간호대로</text:p>
          </table:table-cell>
          <table:table-cell table:style-name="ce114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7" office:value-type="string" calcext:value-type="string">
            <text:p>유한책임회사 울트라마린소프트</text:p>
          </table:table-cell>
          <table:table-cell table:style-name="ce165" office:value-type="string" calcext:value-type="string">
            <text:p>서울특별시 영등포구 국회대로</text:p>
          </table:table-cell>
          <table:table-cell table:style-name="ce114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7" office:value-type="string" calcext:value-type="string">
            <text:p>언에듀케이티드 게임 스튜디오</text:p>
          </table:table-cell>
          <table:table-cell table:style-name="ce165" office:value-type="string" calcext:value-type="string">
            <text:p>경기도 이천시 증신로</text:p>
          </table:table-cell>
          <table:table-cell table:style-name="ce114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listege" xlink:type="simple">https://twitter.com/listege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7" office:value-type="string" calcext:value-type="string">
            <text:p>주식회사 비주얼라이트(Visual Light)</text:p>
          </table:table-cell>
          <table:table-cell table:style-name="ce165" office:value-type="string" calcext:value-type="string">
            <text:p>대전광역시 유성구 대덕대로</text:p>
          </table:table-cell>
          <table:table-cell table:style-name="ce114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7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7" office:value-type="string" calcext:value-type="string">
            <text:p>주식회사 보나소프트</text:p>
          </table:table-cell>
          <table:table-cell table:style-name="ce165" office:value-type="string" calcext:value-type="string">
            <text:p>서울특별시 송파구 백제고분로</text:p>
          </table:table-cell>
          <table:table-cell table:style-name="ce114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7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7" office:value-type="string" calcext:value-type="string">
            <text:p><text:a xlink:href="https://twitter.com/vonasoft7" xlink:type="simple">https://twitter.com/vonasoft7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7" office:value-type="string" calcext:value-type="string">
            <text:p>와플게임즈</text:p>
          </table:table-cell>
          <table:table-cell table:style-name="ce165" office:value-type="string" calcext:value-type="string">
            <text:p>충청북도 청주시 청원구 상당로</text:p>
          </table:table-cell>
          <table:table-cell table:style-name="ce114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7"/>
          <table:table-cell table:style-name="ce165"/>
          <table:table-cell table:style-name="ce114" office:value-type="string" calcext:value-type="string">
            <text:p>121-22-28***</text:p>
          </table:table-cell>
          <table:table-cell table:style-name="ce165"/>
          <table:table-cell table:style-name="ce107" office:value-type="string" calcext:value-type="string">
            <text:p><text:a xlink:href="http://www.widstudio.co.kr/wp/" xlink:type="simple">http://www.widstudio.co.kr/wp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7" office:value-type="string" calcext:value-type="string">
            <text:p>주식회사 원더포션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14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7" office:value-type="string" calcext:value-type="string">
            <text:p>(주)자이네스</text:p>
          </table:table-cell>
          <table:table-cell table:style-name="ce115" office:value-type="string" calcext:value-type="string">
            <text:p>서울특별시 구로구 디지털로</text:p>
          </table:table-cell>
          <table:table-cell table:style-name="ce114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7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회사 홈페이지에는 게임 관련 이야기가 전혀 없다.</text:p>
          </table:table-cell>
        </table:table-row>
        <table:table-row table:style-name="ro13">
          <table:table-cell table:style-name="ce147" office:value-type="string" calcext:value-type="string">
            <text:p>YGGDRASIL STUDIO</text:p>
          </table:table-cell>
          <table:table-cell table:style-name="ce107" office:value-type="string" calcext:value-type="string">
            <text:p>익드라실 스튜디오</text:p>
          </table:table-cell>
          <table:table-cell table:style-name="ce165" office:value-type="string" calcext:value-type="string">
            <text:p>강원특별자치도 춘천시</text:p>
          </table:table-cell>
          <table:table-cell table:style-name="ce114" office:value-type="string" calcext:value-type="string">
            <text:p>221-**-*7679</text:p>
          </table:table-cell>
          <table:table-cell table:style-name="ce165" office:value-type="string" calcext:value-type="string">
            <text:p>이윤석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사업자 등록된 것은 회사명으로 검색 결과에 나오는 춘천세무서 정보로 확인했다.</text:p>
            <text:p>연계된 정확한 사업자 등록 번호는 찾지 못했다.</text:p>
            <text:p/>
            <text:p>아래 통신 판매 정보는 기재된 홈페이지 정보로 교차 검증한 것이다.</text:p>
            <text:p>통신판매번호 : 2013-강원춘천-0243</text:p>
          </table:table-cell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7" office:value-type="string" calcext:value-type="string">
            <text:p>제로투텐비</text:p>
          </table:table-cell>
          <table:table-cell table:style-name="ce165" office:value-type="string" calcext:value-type="string">
            <text:p>울산광역시 중구 종가로</text:p>
          </table:table-cell>
          <table:table-cell table:style-name="ce114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7" office:value-type="string" calcext:value-type="string">
            <text:p>찢콘</text:p>
          </table:table-cell>
          <table:table-cell table:style-name="ce165"/>
          <table:table-cell table:style-name="ce114"/>
          <table:table-cell table:style-name="ce165" office:value-type="string" calcext:value-type="string">
            <text:p>윤성배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7" office:value-type="string" calcext:value-type="string">
            <text:p>깡토 스튜디오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14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 table:number-rows-repeated="1048367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  <calcext:conditional-format calcext:target-range-address="developer.D2:developer.D208">
            <calcext:condition calcext:apply-style-name="Error" calcext:value="=0" calcext:base-cell-address="developer.D2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56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48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49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68" table:on-update-keep-styles="true" table:on-update-keep-size="false"/>
        <table:database-range table:name="developer_table" table:target-range-address="developer.A2:developer.I1068" table:on-update-keep-styles="true" table:on-update-keep-size="false"/>
        <table:database-range table:name="game_table" table:target-range-address="list.B299:list.C300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20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08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9">00/00/0000</text:date>, <text:time style:data-style-name="N2" text:time-value="09:52:57.036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9T10:32:17.953000000</dc:date>
    <meta:editing-duration>P2DT23H45M53S</meta:editing-duration>
    <meta:editing-cycles>1149</meta:editing-cycles>
    <meta:document-statistic meta:table-count="4" meta:cell-count="3703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